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Oxygen Mono" svg:font-family="'Oxygen Mono'" style:font-pitch="fixed"/>
    <style:font-face style:name="Courier" svg:font-family="Courier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style:font-name="Oxygen Mono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Oxygen Mono" fo:font-size="12pt"/>
    </style:style>
    <style:style style:name="T1" style:family="text">
      <style:text-properties style:font-name="Liberation Serif1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Arial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Droid Sans Mono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Courier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Oxygen Mono"/>
    </style:style>
    <style:style style:name="T6" style:family="text">
      <style:text-properties style:font-name="Oxygen Mono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14004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14004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ffff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36" draw:style-name="gr6" draw:text-style-name="P4" svg:x1="137.21mm" svg:y1="95.14mm" svg:x2="137.21mm" svg:y2="25.33mm"><text:p/></draw:line><draw:line text:anchor-type="paragraph" draw:z-index="35" draw:style-name="gr6" draw:text-style-name="P4" svg:x1="114.23mm" svg:y1="95.74mm" svg:x2="114.23mm" svg:y2="25.93mm"><text:p/></draw:line><draw:line text:anchor-type="paragraph" draw:z-index="34" draw:style-name="gr6" draw:text-style-name="P4" svg:x1="91.74mm" svg:y1="95.86mm" svg:x2="91.74mm" svg:y2="26.05mm"><text:p/></draw:line><draw:line text:anchor-type="paragraph" draw:z-index="33" draw:style-name="gr6" draw:text-style-name="P4" svg:x1="68.54mm" svg:y1="94.79mm" svg:x2="68.54mm" svg:y2="24.98mm"><text:p/></draw:line><draw:rect text:anchor-type="paragraph" draw:z-index="6" draw:style-name="gr4" draw:text-style-name="P4" svg:width="150.01mm" svg:height="100mm" svg:x="10.04mm" svg:y="17.67mm"><text:p/></draw:rect><draw:line text:anchor-type="paragraph" draw:z-index="32" draw:style-name="gr6" draw:text-style-name="P4" svg:x1="13.28mm" svg:y1="43.36mm" svg:x2="150.74mm" svg:y2="43.36mm"><text:p/></draw:line><draw:line text:anchor-type="paragraph" draw:z-index="31" draw:style-name="gr6" draw:text-style-name="P4" svg:x1="12.91mm" svg:y1="58.1mm" svg:x2="150.37mm" svg:y2="58.1mm"><text:p/></draw:line><draw:line text:anchor-type="paragraph" draw:z-index="30" draw:style-name="gr6" draw:text-style-name="P4" svg:x1="13.11mm" svg:y1="73.61mm" svg:x2="150.57mm" svg:y2="73.61mm"><text:p/></draw:line><draw:line text:anchor-type="paragraph" draw:z-index="29" draw:style-name="gr6" draw:text-style-name="P4" svg:x1="24.98mm" svg:y1="94.68mm" svg:x2="24.98mm" svg:y2="24.87mm"><text:p/></draw:line><draw:line text:anchor-type="paragraph" draw:z-index="28" draw:style-name="gr6" draw:text-style-name="P4" svg:x1="46.28mm" svg:y1="93.94mm" svg:x2="46.28mm" svg:y2="24.13mm"><text:p/></draw:line><draw:line text:anchor-type="paragraph" draw:z-index="27" draw:style-name="gr6" draw:text-style-name="P4" svg:x1="10.64mm" svg:y1="89.48mm" svg:x2="148.1mm" svg:y2="89.48mm"><text:p/></draw:line><draw:circle text:anchor-type="paragraph" draw:z-index="26" draw:style-name="gr5" draw:text-style-name="P4" svg:width="6mm" svg:height="6mm" svg:x="134.11mm" svg:y="54.96mm"><text:p/></draw:circle><draw:circle text:anchor-type="paragraph" draw:z-index="25" draw:style-name="gr5" draw:text-style-name="P4" svg:width="6mm" svg:height="6mm" svg:x="134.16mm" svg:y="40.55mm"><text:p/></draw:circle><draw:circle text:anchor-type="paragraph" draw:z-index="24" draw:style-name="gr5" draw:text-style-name="P4" svg:width="6mm" svg:height="6mm" svg:x="43.32mm" svg:y="86.61mm"><text:p/></draw:circle><draw:circle text:anchor-type="paragraph" draw:z-index="23" draw:style-name="gr5" draw:text-style-name="P4" svg:width="6mm" svg:height="6mm" svg:x="88.65mm" svg:y="70.82mm"><text:p/></draw:circle><draw:circle text:anchor-type="paragraph" draw:z-index="22" draw:style-name="gr5" draw:text-style-name="P4" svg:width="6mm" svg:height="6mm" svg:x="43.2mm" svg:y="70.5mm"><text:p/></draw:circle><draw:circle text:anchor-type="paragraph" draw:z-index="21" draw:style-name="gr5" draw:text-style-name="P4" svg:width="6mm" svg:height="6mm" svg:x="65.32mm" svg:y="86.61mm"><text:p/></draw:circle><draw:circle text:anchor-type="paragraph" draw:z-index="20" draw:style-name="gr5" draw:text-style-name="P4" svg:width="6mm" svg:height="6mm" svg:x="111.11mm" svg:y="55.16mm"><text:p/></draw:circle><draw:circle text:anchor-type="paragraph" draw:z-index="19" draw:style-name="gr5" draw:text-style-name="P4" svg:width="6mm" svg:height="6mm" svg:x="88.62mm" svg:y="40.39mm"><text:p/></draw:circle><draw:circle text:anchor-type="paragraph" draw:z-index="18" draw:style-name="gr5" draw:text-style-name="P2" svg:width="6.02mm" svg:height="6.02mm" svg:x="88.72mm" svg:y="55.05mm"><text:p/></draw:circle><draw:circle text:anchor-type="paragraph" draw:z-index="17" draw:style-name="gr5" draw:text-style-name="P4" svg:width="6mm" svg:height="6mm" svg:x="88.69mm" svg:y="86.61mm"><text:p/></draw:circle><draw:circle text:anchor-type="paragraph" draw:z-index="16" draw:style-name="gr5" draw:text-style-name="P4" svg:width="6mm" svg:height="6mm" svg:x="111.25mm" svg:y="86.61mm"><text:p/></draw:circle><draw:circle text:anchor-type="paragraph" draw:z-index="15" draw:style-name="gr5" draw:text-style-name="P4" svg:width="6mm" svg:height="6mm" svg:x="111.35mm" svg:y="70.64mm"><text:p/></draw:circle><draw:circle text:anchor-type="paragraph" draw:z-index="14" draw:style-name="gr5" draw:text-style-name="P4" svg:width="6mm" svg:height="6mm" svg:x="65.56mm" svg:y="54.91mm"><text:p/></draw:circle><draw:circle text:anchor-type="paragraph" draw:z-index="13" draw:style-name="gr5" draw:text-style-name="P4" svg:width="6mm" svg:height="6mm" svg:x="134.21mm" svg:y="86.47mm"><text:p/></draw:circle><draw:circle text:anchor-type="paragraph" draw:z-index="12" draw:style-name="gr5" draw:text-style-name="P4" svg:width="6mm" svg:height="6mm" svg:x="65.44mm" svg:y="70.61mm"><text:p/></draw:circle><draw:circle text:anchor-type="paragraph" draw:z-index="11" draw:style-name="gr5" draw:text-style-name="P4" svg:width="6mm" svg:height="6mm" svg:x="43.11mm" svg:y="40.43mm"><text:p/></draw:circle><draw:circle text:anchor-type="paragraph" draw:z-index="10" draw:style-name="gr5" draw:text-style-name="P2" svg:width="6.02mm" svg:height="6.02mm" svg:x="22.08mm" svg:y="86.29mm"><text:p/></draw:circle><draw:circle text:anchor-type="paragraph" draw:z-index="9" draw:style-name="gr5" draw:text-style-name="P4" svg:width="6mm" svg:height="6mm" svg:x="43.36mm" svg:y="55.09mm"><text:p/></draw:circle><draw:circle text:anchor-type="paragraph" draw:z-index="8" draw:style-name="gr5" draw:text-style-name="P4" svg:width="6mm" svg:height="6mm" svg:x="21.87mm" svg:y="70.52mm"><text:p/></draw:circle><draw:circle text:anchor-type="paragraph" draw:z-index="7" draw:style-name="gr5" draw:text-style-name="P4" svg:width="6mm" svg:height="6mm" svg:x="134.18mm" svg:y="70.7mm"><text:p/></draw:circl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rect text:anchor-type="paragraph" draw:z-index="63" draw:style-name="gr7" draw:text-style-name="P3" svg:width="37.1mm" svg:height="4.82mm" svg:x="107.9mm" svg:y="104.3mm"><text:p text:style-name="P3"><text:span text:style-name="T5">Sekunda / T</text:span></text:p></draw:rect><draw:rect text:anchor-type="paragraph" draw:z-index="62" draw:style-name="gr7" draw:text-style-name="P3" svg:width="37.1mm" svg:height="4.82mm" svg:x="61.24mm" svg:y="104.58mm"><text:p text:style-name="P3"><text:span text:style-name="T5">Minuta</text:span></text:p></draw:rect><draw:rect text:anchor-type="paragraph" draw:z-index="61" draw:style-name="gr7" draw:text-style-name="P3" svg:width="37.1mm" svg:height="4.82mm" svg:x="17.32mm" svg:y="104.26mm"><text:p text:style-name="P3"><text:span text:style-name="T5">Godzina</text:span></text:p></draw:rect><draw:rect text:anchor-type="paragraph" draw:z-index="60" draw:style-name="gr7" draw:text-style-name="P3" svg:width="9.27mm" svg:height="4.96mm" svg:x="145.47mm" svg:y="87.44mm"><text:p text:style-name="P3"><text:span text:style-name="T5">1</text:span></text:p></draw:rect><draw:rect text:anchor-type="paragraph" draw:z-index="59" draw:style-name="gr7" draw:text-style-name="P3" svg:width="9.27mm" svg:height="4.96mm" svg:x="145.47mm" svg:y="71.72mm"><text:p text:style-name="P3"><text:span text:style-name="T5">2</text:span></text:p></draw:rect><draw:rect text:anchor-type="paragraph" draw:z-index="58" draw:style-name="gr7" draw:text-style-name="P3" svg:width="9.27mm" svg:height="4.96mm" svg:x="145.47mm" svg:y="56.11mm"><text:p text:style-name="P3"><text:span text:style-name="T5">4</text:span></text:p></draw:rect><draw:rect text:anchor-type="paragraph" draw:z-index="57" draw:style-name="gr7" draw:text-style-name="P5" svg:width="9.29mm" svg:height="4.98mm" svg:x="145.45mm" svg:y="41.29mm"><text:p text:style-name="P4"><text:span text:style-name="T6">8</text:span></text:p></draw:rect><draw:circle text:anchor-type="paragraph" draw:z-index="56" draw:style-name="gr5" draw:text-style-name="P4" svg:width="6mm" svg:height="6mm" svg:x="134.11mm" svg:y="54.96mm"><text:p/></draw:circle><draw:circle text:anchor-type="paragraph" draw:z-index="55" draw:style-name="gr5" draw:text-style-name="P4" svg:width="6mm" svg:height="6mm" svg:x="134.16mm" svg:y="40.55mm"><text:p/></draw:circle><draw:circle text:anchor-type="paragraph" draw:z-index="54" draw:style-name="gr5" draw:text-style-name="P4" svg:width="6mm" svg:height="6mm" svg:x="43.32mm" svg:y="86.61mm"><text:p/></draw:circle><draw:circle text:anchor-type="paragraph" draw:z-index="53" draw:style-name="gr5" draw:text-style-name="P4" svg:width="6mm" svg:height="6mm" svg:x="88.65mm" svg:y="70.82mm"><text:p/></draw:circle><draw:circle text:anchor-type="paragraph" draw:z-index="52" draw:style-name="gr5" draw:text-style-name="P4" svg:width="6mm" svg:height="6mm" svg:x="43.2mm" svg:y="70.5mm"><text:p/></draw:circle><draw:circle text:anchor-type="paragraph" draw:z-index="51" draw:style-name="gr5" draw:text-style-name="P4" svg:width="6mm" svg:height="6mm" svg:x="65.32mm" svg:y="86.61mm"><text:p/></draw:circle><draw:circle text:anchor-type="paragraph" draw:z-index="50" draw:style-name="gr5" draw:text-style-name="P4" svg:width="6mm" svg:height="6mm" svg:x="111.11mm" svg:y="55.16mm"><text:p/></draw:circle><draw:circle text:anchor-type="paragraph" draw:z-index="49" draw:style-name="gr5" draw:text-style-name="P4" svg:width="6mm" svg:height="6mm" svg:x="88.62mm" svg:y="40.39mm"><text:p/></draw:circle><draw:circle text:anchor-type="paragraph" draw:z-index="48" draw:style-name="gr5" draw:text-style-name="P2" svg:width="6.02mm" svg:height="6.02mm" svg:x="88.72mm" svg:y="55.05mm"><text:p/></draw:circle><draw:circle text:anchor-type="paragraph" draw:z-index="47" draw:style-name="gr5" draw:text-style-name="P4" svg:width="6mm" svg:height="6mm" svg:x="88.69mm" svg:y="86.61mm"><text:p/></draw:circle><draw:circle text:anchor-type="paragraph" draw:z-index="46" draw:style-name="gr5" draw:text-style-name="P4" svg:width="6mm" svg:height="6mm" svg:x="111.25mm" svg:y="86.61mm"><text:p/></draw:circle><draw:circle text:anchor-type="paragraph" draw:z-index="45" draw:style-name="gr5" draw:text-style-name="P4" svg:width="6mm" svg:height="6mm" svg:x="111.35mm" svg:y="70.64mm"><text:p/></draw:circle><draw:circle text:anchor-type="paragraph" draw:z-index="44" draw:style-name="gr5" draw:text-style-name="P4" svg:width="6mm" svg:height="6mm" svg:x="65.56mm" svg:y="54.91mm"><text:p/></draw:circle><draw:circle text:anchor-type="paragraph" draw:z-index="43" draw:style-name="gr5" draw:text-style-name="P4" svg:width="6mm" svg:height="6mm" svg:x="134.21mm" svg:y="86.47mm"><text:p/></draw:circle><draw:circle text:anchor-type="paragraph" draw:z-index="42" draw:style-name="gr5" draw:text-style-name="P4" svg:width="6mm" svg:height="6mm" svg:x="65.44mm" svg:y="70.61mm"><text:p/></draw:circle><draw:circle text:anchor-type="paragraph" draw:z-index="41" draw:style-name="gr5" draw:text-style-name="P4" svg:width="6mm" svg:height="6mm" svg:x="43.11mm" svg:y="40.43mm"><text:p/></draw:circle><draw:circle text:anchor-type="paragraph" draw:z-index="40" draw:style-name="gr5" draw:text-style-name="P2" svg:width="6.02mm" svg:height="6.02mm" svg:x="22.08mm" svg:y="86.29mm"><text:p/></draw:circle><draw:circle text:anchor-type="paragraph" draw:z-index="39" draw:style-name="gr5" draw:text-style-name="P4" svg:width="6mm" svg:height="6mm" svg:x="43.36mm" svg:y="55.09mm"><text:p/></draw:circle><draw:circle text:anchor-type="paragraph" draw:z-index="38" draw:style-name="gr5" draw:text-style-name="P4" svg:width="6mm" svg:height="6mm" svg:x="21.87mm" svg:y="70.52mm"><text:p/></draw:circle><draw:circle text:anchor-type="paragraph" draw:z-index="37" draw:style-name="gr5" draw:text-style-name="P4" svg:width="6mm" svg:height="6mm" svg:x="134.18mm" svg:y="70.7mm"><text:p/></draw:circle><draw:rect text:anchor-type="paragraph" draw:z-index="5" draw:style-name="gr3" draw:text-style-name="P4" svg:width="150.01mm" svg:height="100mm" svg:x="10.04mm" svg:y="20.85mm"><text:p/></draw:rect><draw:rect text:anchor-type="paragraph" draw:z-index="4" draw:style-name="gr1" draw:text-style-name="P4" svg:width="162.29mm" svg:height="9.41mm" svg:x="5.36mm" svg:y="101.55mm"><text:p/></draw:rect><draw:rect text:anchor-type="paragraph" draw:z-index="3" draw:style-name="gr1" draw:text-style-name="P4" svg:width="25.8mm" svg:height="68.02mm" svg:x="145.03mm" svg:y="33.53mm"><text:p/></draw:rect><draw:rect text:anchor-type="paragraph" draw:z-index="1" draw:style-name="gr2" draw:text-style-name="P3" svg:width="154.44mm" svg:height="8.37mm" svg:x="7.99mm" svg:y="27.46mm"><text:p text:style-name="P3"><text:span text:style-name="T5">Zegar binarny</text:span></text:p></draw:rect><draw:rect text:anchor-type="paragraph" draw:z-index="2" draw:style-name="gr2" draw:text-style-name="P3" svg:width="158.05mm" svg:height="9.41mm" svg:x="6.42mm" svg:y="19.23mm"><text:p text:style-name="P3"><text:span text:style-name="T5"/></text:p></draw:rect><draw:rect text:anchor-type="paragraph" draw:z-index="0" draw:style-name="gr1" draw:text-style-name="P2" svg:width="25.81mm" svg:height="75.94mm" svg:x="-9.77mm" svg:y="36.21mm"><text:p/></draw:rect><text:span text:style-name="T4">0011100010001001110110000100010011100101101000111100101001000001001011111010011000000100100111111010001101110110110110001010101010110000101110000011111000011100111111111100100110001101001111100011100111111000010100100011101100001110001100001001110111100010110001000000001101010011001000011110000000100011110101001100101011001101111010101111111001010001101010111011001111100011010010101100111010110110000001101000001111001100000011011111010110010111011100000011110001110101001010001111110111000001000010011100100010111101011110010001001111001000011010111000000000010101001111110111101011010000001010110001111000111010001001011010011011011111101010010011110111110100001110100011010111011000110000010101111110100111110010000000001010101101111100111110000001011011011101010111100010010110001101000010101010110110101111011101011010000000011110100001100011100001111110111000111101111100010001110101100001110010100010001101000011101101011110100101111100000101011101011100111111100010000010111000001101110011000001111110011111110000101000100111100011110010001010000100001010100111101100100101100100100000000011001100110101111101101000010011010100111010101010000100101111110101100001011010011011000001110100010110001001000101100100011011010101111111011011000010010111010001100111010011111110011000100100000011110010111101100101111110010001010010011001110100000011010000100101110010000010000000101001011000001000100101111011011111110001001101110100101001000111100110010111100101111111011010101110001010101011110001101000010101101111101001110110100000011001100111001110001001011010011111101110011110110100001110111010001110010101100110011100001100000101100111001110111011011000000110010101011101110001100101111101000010011101011111011100011101001011110001010100001111110010111100011011110000001100010001010100101011000001101011011011100011011010111101010011111000110010101000110000111110101011001100110000011010001100110111010100010010101000010100101010110110010011001110111111001100000011010011010101110011010100000000111111010011100011110101001000011000110111011110001100000101110011100111000111010100100000111100010000000011010011001001011011010100100101001000100101010111011001011001000110101111000111001101011111110101111011011000010101010101111101001100001110011001100101110001101011000011010100010110001001111001001000100110101110010110110010110011101111101000101110001011000010100110000100110010010011110111111000000010100101100001110111000100100111001011110110000001101000010111011011100111011011100000011100001000100111010111100110111001110010100110111101111100110100011010100101110101010101000010011001011101000111010001101000011011110001011000101001100000001100110100001101101000010010010001010010110011001111110111110010100101010001100011110101000000110100000010000011100101001011000010111110110111000110010101001010001111100010110100101011110111101110010011000101111011010000110001000011110100011001100100111110110111101111101001111101100111100101111000110010111000100111000010101001100101000101101110100101100000110111011101001111101111001000111100011100100011100011010100110100111101111100010001001011010000111000011101011011011110001001011001001111110000101011011011111011011110000100110011110011010110011100110100111110010011</text:span><text:soft-page-break/><text:span text:style-name="T4">1100000011100110011000111001000011001000100111010110110010110010110010010101001110111110010011001000101110100010001000001000010110101100110111110010100000101111011101110001101100110101011101000010111011101000111111010001111111100001101101111010011011100111000000100011000101101010101010111111001010110001111010101000000111110001110110011010000101011000110100011001010111110010111010001001000011110111000001110011000000110011101110010001010010000000011010000111111101000101101101101110111000110000110100111001010101100000111101110110101001001011111111101011100011011010110010001110101000101100101001000100100000010111001111101110010000011111100111011100001010011010001111001010100010100001000100100101001110100110000000000010010000101010100101101101101111110000010101111001101110010001101101100100011110110001000101011101011101101100111</text:span><text:span text:style-name="T1">11100011001011001010010101100001111110000001101001110100010010100001101101110000111101100001010010000101110110111101001101000010010100011001100010010100111110101011011011101110110000011111101000011110001010001001111000100001000111001100100011100000000101011001101011001000100101011001100101011111011110010000101011001011110101000100101101000101101011000011011011001100100110001110010110011100101001011000101010001010010000010100001111001101101000011011011111111110010000110011010101000111011000001101110011110100011000011111110000100101011001100001000011100101011001100010000000101100001111011111010011011001011110010101001110111111010110000111110101111001010000101111011010100100011010111110100100001100111101010111100110110100100110101000101110010101110100000011100010000101100110101100000001011000001001111011001011011000101001100000111010100100001001011111101101111000110100110110011001111100011101011001100111010111010001000100101000110011110000111111011101111110111110001000011110011001101110101010111011001110101000010101111100111010000110110010011000101011000110010001010010001000000101111100101111110100100100100101010100001110101101110100011001100100000110100000010010010110011001101110101011010011110110111001110001100001100111100111101011000010100100011000110011101010111110000000101011001000100001100011010000010111010110100001111010110110111000111100000000110011111100100000011110110110111111100010000000100011000011010000110110100001011001101111110110100011011010111101010111000010110110011010011101101110000001010101110010011101111000000011110001110011010110000100101000111110011011110101001011001101111110111000111011111110011011101010101011101000001110011110011110101110000101101000001011010111000111101111010110100101000001100111001111100111111101000000010011111110000010101111011011010011111000100101111000111010100001100000010010100010001111001001101000011110111110000111010110110011010001000110110011111110001000110110110110101100100011011001010011101110110101111110000100101110100010011001111010110110101010100101100010000111100011001101111110100111010001111110100010110101111110111111001110100110101111001000011000100011100111101001001101110010000011101110011011111000011010110111111001110011101001001110100011100111000001111011000111111110101110010010111010010000101010000100101111100011111111101001001101110011101110101010110110001111100101000111001100001011111000110100100100000111111100011111101111100010010001101011010101111000111110110100110001100100011111101000110110101001110000001010100010100111101001000000000101101100010001110000100100101111001110011010001001011101111000000100101101101000011100111000100110110101011110111111100000010110101011110011001110000110110001001101010011100011000011100101001111010111011011001000110101001101000010001100000101110011111011110001001110100011110111001000101101101011001100011010010111111001011100000111010101001010101000101001000101001011011100110100111001001011111001100010000010101011110011001111001110110100110111000001000101001110110100101010110000101111011001010000000101111111011100011111010000100100110011110001000111000000011111100101110110010000100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Oxygen Mono" svg:font-family="'Oxygen Mono'" style:font-pitch="fixed"/>
    <style:font-face style:name="Courier" svg:font-family="Courier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3:36:57.391892619</meta:creation-date>
    <meta:print-date>2015-10-31T14:43:01.756824524</meta:print-date>
    <dc:date>2015-10-31T18:02:17.977826499</dc:date>
    <meta:editing-duration>PT4H16M1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1" meta:word-count="1" meta:character-count="7198" meta:non-whitespace-character-count="7198"/>
  </office:meta>
</office:document-meta>
</file>